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300007B9C0000281A811621C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autospace="none"/>
    </style:style>
    <style:style style:name="P3"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4" style:family="paragraph" style:parent-style-name="Standard">
      <style:text-properties style:font-size-complex="10pt"/>
    </style:style>
    <style:style style:name="P5"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Standard">
      <style:paragraph-properties fo:text-align="end" style:justify-single-word="false" style:page-number="auto"/>
      <style:text-properties style:font-name="Arial" fo:font-size="22pt" style:font-size-asian="22pt" style:font-name-complex="Arial" style:font-size-complex="22pt"/>
    </style:style>
    <style:style style:name="P8" style:family="paragraph" style:parent-style-name="Header">
      <style:paragraph-properties fo:padding-left="0in" fo:padding-right="0in" fo:padding-top="0in" fo:padding-bottom="0.0138in" fo:border-left="none" fo:border-right="none" fo:border-top="none" fo:border-bottom="2.24pt solid #000000"/>
    </style:style>
    <style:style style:name="P9"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10" style:family="paragraph" style:parent-style-name="Heading_20_1">
      <style:text-properties officeooo:rsid="002231cd"/>
    </style:style>
    <style:style style:name="P11" style:family="paragraph" style:parent-style-name="Heading_20_1">
      <style:text-properties officeooo:rsid="002231cd" officeooo:paragraph-rsid="002231cd"/>
    </style:style>
    <style:style style:name="P12" style:family="paragraph" style:parent-style-name="Heading_20_7">
      <style:text-properties officeooo:paragraph-rsid="001f5a98"/>
    </style:style>
    <style:style style:name="P13" style:family="paragraph" style:parent-style-name="Heading_20_7">
      <style:text-properties officeooo:paragraph-rsid="00211002"/>
    </style:style>
    <style:style style:name="P14" style:family="paragraph" style:parent-style-name="Footer">
      <style:paragraph-properties fo:text-align="center" style:justify-single-word="false"/>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AbstractText">
      <style:text-properties style:font-size-complex="10pt"/>
    </style:style>
    <style:style style:name="P17" style:family="paragraph" style:parent-style-name="AbstractText">
      <style:text-properties style:font-name="Courier" style:font-name-complex="Courier" style:font-size-complex="10pt"/>
    </style:style>
    <style:style style:name="P18" style:family="paragraph" style:parent-style-name="CodeText">
      <style:paragraph-properties fo:text-align="center" style:justify-single-word="false" fo:keep-with-next="always"/>
    </style:style>
    <style:style style:name="T1" style:family="text">
      <style:text-properties style:font-name="Arial" fo:font-size="12pt" officeooo:rsid="002231cd" style:font-size-asian="12pt" style:font-name-complex="Arial"/>
    </style:style>
    <style:style style:name="T2" style:family="text">
      <style:text-properties style:text-position="super 58%" style:font-name="Times" style:font-name-complex="Times"/>
    </style:style>
    <style:style style:name="T3" style:family="text">
      <style:text-properties style:text-position="super 58%" style:font-name="Times" style:font-name-complex="Times" style:font-size-complex="10pt"/>
    </style:style>
    <style:style style:name="T4" style:family="text">
      <style:text-properties style:font-size-complex="10pt"/>
    </style:style>
    <style:style style:name="T5" style:family="text">
      <style:text-properties fo:color="#0000ff" style:font-name="Courier" style:font-name-complex="Courier" style:font-size-complex="10pt"/>
    </style:style>
    <style:style style:name="T6" style:family="text">
      <style:text-properties fo:font-weight="normal" style:font-weight-asian="normal"/>
    </style:style>
    <style:style style:name="T7" style:family="text">
      <style:text-properties fo:font-style="italic" style:font-style-asian="italic" style:font-style-complex="italic"/>
    </style:style>
    <style:style style:name="T8" style:family="text">
      <style:text-properties style:font-name="Helvetica" style:font-name-complex="Helvetica" style:font-size-complex="10pt"/>
    </style:style>
    <style:style style:name="T9" style:family="text">
      <style:text-properties officeooo:rsid="001f5a98"/>
    </style:style>
    <style:style style:name="T10" style:family="text">
      <style:text-properties officeooo:rsid="00211002"/>
    </style:style>
    <style:style style:name="T11" style:family="text">
      <style:text-properties officeooo:rsid="002231c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Open Atlas: Tools to Maintain Labeled Atlases</text:span></text:p>
      <text:p text:style-name="P3">Release <text:span text:style-name="T11">1.0</text:span></text:p>
      <text:p text:style-name="P2"/>
      <text:p text:style-name="P2"><text:span text:style-name="T1">Bill Lorensen</text:span><text:span text:style-name="T2">1</text:span></text:p>
      <text:p text:style-name="Standard"/>
      <text:p text:style-name="P1"><text:date style:data-style-name="N76" text:date-value="2015-05-10T11:41:11.155941858" text:fixed="true">May 10, 2015</text:date></text:p>
      <text:p text:style-name="P1"><text:span text:style-name="T3">1</text:span><text:span text:style-name="T11">Ballston Lake, NY</text:span></text:p>
      <text:p text:style-name="AbstractTitle">Abstract</text:p>
      <text:p text:style-name="AbstractText"/>
      <text:p text:style-name="AbstractText">This document describes a new algorithm implemented using the Insight<text:span text:style-name="T4"> Toolkit ITK </text:span><text:span text:style-name="T5">www.itk.org</text:span><text:span text:style-name="T4">.</text:span></text:p>
      <text:p text:style-name="P16">The code of the algorithm is written following the ITK CodingStyle as described in the directory</text:p>
      <text:p text:style-name="P17">Insight/Documentation/Style.pdf</text:p>
      <text:p text:style-name="P16">This paper is accompanied with the source code, input data, parameters and output data that the authors</text:p>
      <text:p text:style-name="P16">used for validating the algorithm described in this paper. This adheres to the fundamental principle</text:p>
      <text:p text:style-name="P16">that scientific publications must facilitate reproducibility of the reported results.</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15"><text:a xlink:type="simple" xlink:href="#__RefHeading___Toc124349232" text:style-name="Index_20_Link" text:visited-style-name="Index_20_Link">1 Background<text:tab/></text:a><text:a xlink:type="simple" xlink:href="#__RefHeading___Toc124349232" text:style-name="Index_20_Link" text:visited-style-name="Index_20_Link"><text:span text:style-name="Index_20_Link">2</text:span></text:a></text:p>
          <text:p text:style-name="P15"><text:a xlink:type="simple" xlink:href="#__RefHeading__28_359266426" text:style-name="Index_20_Link" text:visited-style-name="Index_20_Link">2 The Process<text:tab/></text:a><text:a xlink:type="simple" xlink:href="#__RefHeading__28_359266426" text:style-name="Index_20_Link" text:visited-style-name="Index_20_Link"><text:span text:style-name="Index_20_Link">2</text:span></text:a></text:p>
          <text:p text:style-name="P15"><text:a xlink:type="simple" xlink:href="#__RefHeading__146_359266426" text:style-name="Index_20_Link" text:visited-style-name="Index_20_Link">3 The Tools<text:tab/></text:a><text:a xlink:type="simple" xlink:href="#__RefHeading__146_359266426" text:style-name="Index_20_Link" text:visited-style-name="Index_20_Link"><text:span text:style-name="Index_20_Link">2</text:span></text:a></text:p>
          <text:p text:style-name="P15"><text:a xlink:type="simple" xlink:href="#__RefHeading___Toc124349233" text:style-name="Index_20_Link" text:visited-style-name="Index_20_Link">4 Results<text:tab/></text:a><text:a xlink:type="simple" xlink:href="#__RefHeading___Toc124349233" text:style-name="Index_20_Link" text:visited-style-name="Index_20_Link"><text:span text:style-name="Index_20_Link">2</text:span></text:a></text:p>
          <text:p text:style-name="P15"><text:a xlink:type="simple" xlink:href="#__RefHeading___Toc124349234" text:style-name="Index_20_Link" text:visited-style-name="Index_20_Link">5 Summary<text:tab/></text:a><text:a xlink:type="simple" xlink:href="#__RefHeading___Toc124349234" text:style-name="Index_20_Link" text:visited-style-name="Index_20_Link"><text:span text:style-name="Index_20_Link">3</text:span></text:a></text:p>
          <text:p text:style-name="P15"><text:a xlink:type="simple" xlink:href="#__RefHeading__148_359266426" text:style-name="Index_20_Link" text:visited-style-name="Index_20_Link">6 Acknowledgements<text:tab/></text:a><text:a xlink:type="simple" xlink:href="#__RefHeading__148_359266426" text:style-name="Index_20_Link" text:visited-style-name="Index_20_Link"><text:span text:style-name="Index_20_Link">3</text:span></text:a></text:p>
          <text:p text:style-name="P15"><text:a xlink:type="simple" xlink:href="#__RefHeading___Toc124349235" text:style-name="Index_20_Link" text:visited-style-name="Index_20_Link">7 Software Requirements<text:tab/></text:a><text:a xlink:type="simple" xlink:href="#__RefHeading___Toc124349235" text:style-name="Index_20_Link" text:visited-style-name="Index_20_Link"><text:span text:style-name="Index_20_Link">3</text:span></text:a></text:p>
          <text:p text:style-name="P15"><text:a xlink:type="simple" xlink:href="#__RefHeading___Toc124349236" text:style-name="Index_20_Link" text:visited-style-name="Index_20_Link">Appendix A Getting the software and data<text:tab/></text:a><text:a xlink:type="simple" xlink:href="#__RefHeading___Toc124349236" text:style-name="Index_20_Link" text:visited-style-name="Index_20_Link"><text:span text:style-name="Index_20_Link">4</text:span></text:a></text:p>
          <text:p text:style-name="P15"><text:a xlink:type="simple" xlink:href="#__RefHeading__136_359266426" text:style-name="Index_20_Link" text:visited-style-name="Index_20_Link">Appendix B Configuring the tools<text:tab/></text:a><text:a xlink:type="simple" xlink:href="#__RefHeading__136_359266426" text:style-name="Index_20_Link" text:visited-style-name="Index_20_Link"><text:span text:style-name="Index_20_Link">4</text:span></text:a></text:p>
          <text:p text:style-name="P15"><text:a xlink:type="simple" xlink:href="#__RefHeading__150_359266426" text:style-name="Index_20_Link" text:visited-style-name="Index_20_Link">Appendix C Configuring an atlas<text:tab/></text:a><text:a xlink:type="simple" xlink:href="#__RefHeading__150_359266426" text:style-name="Index_20_Link" text:visited-style-name="Index_20_Link"><text:span text:style-name="Index_20_Link">4</text:span></text:a></text:p>
        </text:index-body>
      </text:table-of-content>
      <text:p text:style-name="P5"/>
      <text:p text:style-name="Text_20_body"/>
      <text:p text:style-name="Standard"><text:soft-page-break/>Using filters from the Insight Toolkit, we develop an algorithm for detecting and tracking thje movement of solar spots. As it is widely known, celestial objects such as the sun are ethereal and perfect, and therefore can not harbor artifacts such as spots. However, observations performed with our open source telescope have revealed the presence of such spots. The spots seems to continuously change positions on the solar surface.</text:p>
      <text:p text:style-name="Standard">Automatic detection and tracking of the solar spot movements are of fundamental importance for allowing the authors to dedicate more time to perfectioning optical instruments and less time to the supervised acquisition of reliable data.</text:p>
      <text:p text:style-name="Standard">The reader should be warned that direct observation of the sun without proper equipment may result in personal injury, loss of vision and burned brains.</text:p>
      <text:list xml:id="list2382829824442928813" text:style-name="WW8Num4">
        <text:list-item>
          <text:h text:style-name="P11" text:outline-level="1"><text:bookmark-start text:name="__RefHeading___Toc124349232"/>Background<text:bookmark-end text:name="__RefHeading___Toc124349232"/></text:h>
        </text:list-item>
      </text:list>
      <text:p text:style-name="Standard">Solar spots can be classified as the darkest objects present on an image of the solar surface. Algorithms such as watersheds, statistical classification and mathematical morphology are suitable for automatically detecting these features in images of the solar surface.</text:p>
      <text:list xml:id="list115249871508343" text:continue-numbering="true" text:style-name="WW8Num4">
        <text:list-item>
          <text:h text:style-name="P11" text:outline-level="1"><text:bookmark-start text:name="__RefHeading__28_359266426"/>The Process<text:bookmark-end text:name="__RefHeading__28_359266426"/></text:h>
        </text:list-item>
        <text:list-item>
          <text:h text:style-name="P11" text:outline-level="1"><text:bookmark-start text:name="__RefHeading__146_359266426"/>The Tools<text:bookmark-end text:name="__RefHeading__146_359266426"/></text:h>
        </text:list-item>
        <text:list-item>
          <text:h text:style-name="P11" text:outline-level="1"><text:bookmark-start text:name="__RefHeading___Toc124349233"/>Results<text:bookmark-end text:name="__RefHeading___Toc124349233"/></text:h>
        </text:list-item>
      </text:list>
      <text:p text:style-name="Standard">Modern Image Processing is most of the time performed with computers. An attempt to replicate the results of an algorithm described in a paper entails to reimplement the algorithm into source code. This task is far from trivial and consumes months of work. The final result can not be guarranted to be equivalent to the actual code that was used for testing the algorithm when the paper was written, and therefore it cannot be considered a baseline for comparing the algoritm with other algorithms availble to the reader.</text:p>
      <text:p text:style-name="Standard">Papers to the Insight Journal are written in the spirit of facilitating and encouraging readers to perform replication of work. In this sense, the Insight Journal is compliant with essential concepts of the scientific method.</text:p>
      <text:p text:style-name="Standard">Since the code is included with the paper, less time has to be spent in describing the code, and more time can be used for describing how to use the algorithm in particular types of images. For questions on the basis of the scientific method the reader is refered to [2, 1].</text:p>
      <text:list xml:id="list115249342245227" text:continue-numbering="true" text:style-name="WW8Num4">
        <text:list-item>
          <text:h text:style-name="P11" text:outline-level="1"><text:bookmark-start text:name="__RefHeading___Toc124349234"/><text:soft-page-break/>Summary<text:bookmark-end text:name="__RefHeading___Toc124349234"/></text:h>
        </text:list-item>
        <text:list-item>
          <text:h text:style-name="P10" text:outline-level="1"><text:bookmark-start text:name="__RefHeading__148_359266426"/>Acknowledgments<text:bookmark-end text:name="__RefHeading__148_359266426"/></text:h>
        </text:list-item>
      </text:list>
      <text:p text:style-name="Standard">The format of this LaTeX file, allows authors to include code snippets, like the following</text:p>
      <text:p text:style-name="CodeText">typedef itk::Image&lt; unsigned char, 3 &gt; ImageType;</text:p>
      <text:p text:style-name="CodeText">ImageType::Pointer image = ImageType::New();</text:p>
      <text:p text:style-name="Standard">and to cite the online documentation of the Insitght Toolkit, for example, the link to the doxygen documentation of the ImageToImageFilter</text:p>
      <text:p text:style-name="CodeText"><text:a xlink:type="simple" xlink:href="http://www.itk.org/Doxygen/html/classitk_1_1ImageToImageFilter.html"><text:span text:style-name="Internet_20_link">itk::ImageToImageFilter</text:span></text:a></text:p>
      <text:p text:style-name="Standard">LaTeX macros are also available for typesetting code in familiar courier fonts. Like the following method of an ITK class.</text:p>
      <text:p text:style-name="CodeText">SetNumberOfIterations()</text:p>
      <text:p text:style-name="CodeText"/>
      <text:p text:style-name="P18"><draw:frame draw:style-name="fr1" draw:name="Image1" text:anchor-type="as-char" svg:width="4.1528in" svg:height="1.3472in" draw:z-index="0"><draw:image xlink:href="Pictures/200000D300007B9C0000281A811621C0.wmf" xlink:type="simple" xlink:show="embed" xlink:actuate="onLoad"/></draw:frame></text:p>
      <text:p text:style-name="Caption">Figure <text:sequence text:ref-name="refFigure0" text:name="Figure" text:formula="ooow:Figure+1" style:num-format="1">1</text:sequence> <text:span text:style-name="T6">The basic components of the registration framework are two input images, a transform, a metric, an interpolator and an optimizer.</text:span></text:p>
      <text:list xml:id="list115248406206056" text:continue-numbering="true" text:style-name="WW8Num4">
        <text:list-item>
          <text:h text:style-name="Heading_20_1" text:outline-level="1"><text:bookmark-start text:name="__RefHeading___Toc124349235"/>Software Requirements<text:bookmark-end text:name="__RefHeading___Toc124349235"/></text:h>
        </text:list-item>
      </text:list>
      <text:p text:style-name="Standard">You need to have the following software installed:</text:p>
      <text:p text:style-name="P6">• Insight Toolkit 2.4.</text:p>
      <text:p text:style-name="P6">• CMake 2.2</text:p>
      <text:p text:style-name="Standard">Note that other versions of the Insight Toolkit are also available in the testing framework of the Insight Journal. Please refere to the following page for details</text:p>
      <text:p text:style-name="Standard"><text:a xlink:type="simple" xlink:href="http://www.insightsoftwareconsortium.org/wiki/index.php/IJ-Testing-Environment"><text:span text:style-name="Internet_20_link">http://www.insightsoftwareconsortium.org/wiki/index.php/IJ-Testing-Environment</text:span></text:a></text:p>
      <text:p text:style-name="Standard"><text:soft-page-break/></text:p>
      <text:list xml:id="list3733347006918430108" text:style-name="WW8Num1">
        <text:list-item>
          <text:p text:style-name="P12"><text:bookmark-start text:name="__RefHeading___Toc124349236"/><text:span text:style-name="T9">Getting the software and data</text:span><text:bookmark-end text:name="__RefHeading___Toc124349236"/></text:p>
        </text:list-item>
        <text:list-item>
          <text:p text:style-name="Heading_20_7"><text:bookmark-start text:name="__RefHeading__136_359266426"/>Configuring the tools<text:bookmark-end text:name="__RefHeading__136_359266426"/></text:p>
        </text:list-item>
        <text:list-item>
          <text:p text:style-name="P13"><text:bookmark-start text:name="__RefHeading__150_359266426"/><text:span text:style-name="T10">Configuring an atlas</text:span><text:bookmark-end text:name="__RefHeading__150_359266426"/></text:p>
        </text:list-item>
      </text:list>
      <text:p text:style-name="Standard"/>
      <text:p text:style-name="UnnumberedHeading">Reference<text:span text:style-name="T10">s</text:span></text:p>
      <text:p text:style-name="Standard">[1] K. Popper. <text:span text:style-name="T7">Open Society and Its Enemies</text:span>. Princenton University Press, 1971. </text:p>
      <text:p text:style-name="Standard">[2] K. Popper. <text:span text:style-name="T7">The Logic of Scientific Discovery</text:span>. Routledge, 2002. </text:p>
      <text:p text:style-name="Standard"/>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family="'Courier New'" style:font-family-generic="modern"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style style:name="WW8Num1z1" style:family="text">
      <style:text-properties style:font-name="Carlito" fo:font-family="Carlito" style:font-family-generic="swiss" style:font-pitch="variable" fo:font-size="12pt" style:font-size-asian="10.5pt" style:font-size-complex="12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Appendix "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 link <text:a xlink:type="simple" xlink:href="http://hdl.handle.net/1926/1338"><text:span text:style-name="Internet_20_link">http://hdl.handle.net/1926/1338</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09T19:15:00</meta:creation-date>
    <dc:creator>Bill Lorensen</dc:creator>
    <dc:date>2015-05-10T11:52:48.142862295</dc:date>
    <meta:print-date>2006-01-06T22:19:00</meta:print-date>
    <meta:editing-cycles>4</meta:editing-cycles>
    <meta:editing-duration>PT7M</meta:editing-duration>
    <meta:generator>LibreOffice/4.2.8.2$Linux_X86_64 LibreOffice_project/420$Build-2</meta:generator>
    <meta:document-statistic meta:table-count="0" meta:image-count="1" meta:object-count="0" meta:page-count="4" meta:paragraph-count="59" meta:word-count="683" meta:character-count="4388" meta:non-whitespace-character-count="3766"/>
  </office:meta>
</office:document-meta>
</file>